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9852" officeooo:paragraph-rsid="00099852"/>
    </style:style>
    <style:style style:name="P2" style:family="paragraph" style:parent-style-name="Standard" style:list-style-name="L1">
      <style:text-properties officeooo:rsid="00099852" officeooo:paragraph-rsid="00099852"/>
    </style:style>
    <style:style style:name="P3" style:family="paragraph" style:parent-style-name="Standard" style:list-style-name="L2">
      <style:text-properties officeooo:rsid="00099852" officeooo:paragraph-rsid="00099852"/>
    </style:style>
    <style:style style:name="P4" style:family="paragraph" style:parent-style-name="Standard" style:list-style-name="L2">
      <style:text-properties officeooo:rsid="000eeb7b" officeooo:paragraph-rsid="00099852"/>
    </style:style>
    <style:style style:name="P5" style:family="paragraph" style:parent-style-name="Standard">
      <style:text-properties officeooo:paragraph-rsid="0009bba4"/>
    </style:style>
    <style:style style:name="P6" style:family="paragraph" style:parent-style-name="Standard">
      <style:text-properties officeooo:rsid="0009bba4"/>
    </style:style>
    <style:style style:name="P7" style:family="paragraph" style:parent-style-name="Standard" style:list-style-name="L1">
      <style:text-properties officeooo:rsid="0009bba4" officeooo:paragraph-rsid="0009bba4"/>
    </style:style>
    <style:style style:name="P8" style:family="paragraph" style:parent-style-name="Standard">
      <style:text-properties officeooo:rsid="0009bba4" officeooo:paragraph-rsid="0009bba4"/>
    </style:style>
    <style:style style:name="P9" style:family="paragraph" style:parent-style-name="Standard" style:list-style-name="L5">
      <style:text-properties officeooo:rsid="0009bba4" officeooo:paragraph-rsid="0009bba4"/>
    </style:style>
    <style:style style:name="T1" style:family="text">
      <style:text-properties officeooo:rsid="00099852"/>
    </style:style>
    <style:style style:name="T2" style:family="text">
      <style:text-properties officeooo:rsid="0009bb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Correction</text:span></text:p>
      <text:p text:style-name="P5"><text:span text:style-name="T2">P. 52 :</text:span></text:p>
      <text:p text:style-name="P1"/>
      <text:list xml:id="list3494752679042562819" text:style-name="L2">
        <text:list-item>
          <text:p text:style-name="P3"/>
          <text:list>
            <text:list-item>
              <text:p text:style-name="P4">Es falso, porque está escrito en la línea siete : « la naturaleza no es inagotable »</text:p>
            </text:list-item>
            <text:list-item>
              <text:p text:style-name="P4">Es verdadero, porque está escrito en las líneas veinti-tres veinti-cuatro</text:p>
            </text:list-item>
          </text:list>
          <text:p text:style-name="P4"/>
        </text:list-item>
        <text:list-item>
          <text:p text:style-name="P4">(a) Una energía fósil viene de la esplotación de recursos limitados como el petról<text:span text:style-name="T1">eo</text:span></text:p>
          <text:p text:style-name="P4"/>
        </text:list-item>
        <text:list-item>
          <text:p text:style-name="P4">« <text:span text:style-name="T2">Se impone no sólo la inversión en soluciones alternativas » (líneas quince)</text:span></text:p>
          <text:p text:style-name="P4"/>
        </text:list-item>
        <text:list-item>
          <text:p text:style-name="P4"/>
        </text:list-item>
      </text:list>
      <text:p text:style-name="P6"/>
      <text:p text:style-name="P8"/>
      <text:p text:style-name="P8">Grammaire :</text:p>
      <text:list xml:id="list4723709907149669346" text:style-name="L5">
        <text:list-item>
          <text:p text:style-name="P9">Hypothèse</text:p>
          <text:list>
            <text:list-item>
              <text:p text:style-name="P9">Es posible que + [subj]</text:p>
            </text:list-item>
          </text:list>
        </text:list-item>
      </text:list>
      <text:p text:style-name="Standard"/>
      <text:p text:style-name="Standard"/>
      <text:p text:style-name="P1">Vocabulaire :</text:p>
      <text:list xml:id="list7372763727429396517" text:style-name="L1">
        <text:list-item>
          <text:p text:style-name="P2">La página</text:p>
        </text:list-item>
        <text:list-item>
          <text:p text:style-name="P2">Apoyarse</text:p>
        </text:list-item>
        <text:list-item>
          <text:p text:style-name="P2">Un informe</text:p>
        </text:list-item>
        <text:list-item>
          <text:p text:style-name="P2">La energía durable</text:p>
        </text:list-item>
        <text:list-item>
          <text:p text:style-name="P7">Dinamarca</text:p>
        </text:list-item>
        <text:list-item>
          <text:p text:style-name="P7">La voluntad</text:p>
        </text:list-item>
        <text:list-item>
          <text:p text:style-name="P7">Una medida de luchar = un moyen de lu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09.119000000</meta:creation-date>
    <dc:date>2018-09-24T10:06:11.988000000</dc:date>
    <meta:editing-duration>PT9M17S</meta:editing-duration>
    <meta:editing-cycles>1</meta:editing-cycles>
    <meta:document-statistic meta:table-count="0" meta:image-count="0" meta:object-count="0" meta:page-count="1" meta:paragraph-count="19" meta:word-count="103" meta:character-count="517" meta:non-whitespace-character-count="446"/>
    <meta:generator>LibreOffice/5.1.6.2$Windows_x86 LibreOffice_project/07ac168c60a517dba0f0d7bc7540f5afa45f0909</meta:generator>
  </office:meta>
</office:document-meta>
</file>